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57">
      <style:table-cell-properties style:vertical-align="middle" style:cell-protect="none"/>
    </style:style>
    <style:style style:name="ce22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3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6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4]));ISBLANK([.AE4])))" style:apply-style-name="cf1" style:base-cell-address="Data_sheet.AE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0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2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5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3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1">
            <text:p>Organisation name</text:p>
          </table:table-cell>
          <table:table-cell office:value-type="string" table:number-columns-spanned="1" table:number-rows-spanned="3" table:style-name="ce55">
            <text:p>Organisation<text:s/></text:p>
            <text:p>type</text:p>
          </table:table-cell>
          <table:table-cell office:value-type="string" table:number-columns-spanned="1" table:number-rows-spanned="3" table:style-name="ce5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5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4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1">
            <text:p>AO/AA</text:p>
          </table:table-cell>
          <table:covered-table-cell/>
          <table:table-cell office:value-type="string" table:number-columns-spanned="2" table:number-rows-spanned="1" table:style-name="ce51">
            <text:p>EO</text:p>
          </table:table-cell>
          <table:covered-table-cell/>
          <table:table-cell office:value-type="string" table:number-columns-spanned="2" table:number-rows-spanned="1" table:style-name="ce51">
            <text:p>SEO/HEO</text:p>
          </table:table-cell>
          <table:covered-table-cell/>
          <table:table-cell office:value-type="string" table:number-columns-spanned="2" table:number-rows-spanned="1" table:style-name="ce51">
            <text:p>Grade 6/7</text:p>
          </table:table-cell>
          <table:covered-table-cell/>
          <table:table-cell office:value-type="string" table:number-columns-spanned="2" table:number-rows-spanned="1" table:style-name="ce51">
            <text:p>SCS</text:p>
          </table:table-cell>
          <table:covered-table-cell/>
          <table:table-cell office:value-type="string" table:number-columns-spanned="2" table:number-rows-spanned="1" table:style-name="ce51">
            <text:p>Other, unknown, or unspecified</text:p>
          </table:table-cell>
          <table:covered-table-cell/>
          <table:table-cell office:value-type="string" table:number-columns-spanned="2" table:number-rows-spanned="1" table:style-name="ce5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2">
            <text:p>Interim managers</text:p>
          </table:table-cell>
          <table:covered-table-cell/>
          <table:table-cell office:value-type="string" table:number-columns-spanned="2" table:number-rows-spanned="1" table:style-name="ce52">
            <text:p>Specialist Contractors</text:p>
          </table:table-cell>
          <table:covered-table-cell/>
          <table:table-cell office:value-type="string" table:number-columns-spanned="2" table:number-rows-spanned="1" table:style-name="ce52">
            <text:p>Consultants/consultancy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1">
            <text:p>Salary</text:p>
          </table:table-cell>
          <table:table-cell office:value-type="string" table:number-columns-spanned="1" table:number-rows-spanned="2" table:style-name="ce51">
            <text:p>Allowances</text:p>
          </table:table-cell>
          <table:table-cell office:value-type="string" table:number-columns-spanned="1" table:number-rows-spanned="2" table:style-name="ce51">
            <text:p>Non-consolidated performance payments</text:p>
          </table:table-cell>
          <table:table-cell office:value-type="string" table:number-columns-spanned="1" table:number-rows-spanned="2" table:style-name="ce51">
            <text:p>Overtime</text:p>
          </table:table-cell>
          <table:table-cell office:value-type="string" table:number-columns-spanned="1" table:number-rows-spanned="2" table:style-name="ce51">
            <text:p>Employer pension contributions</text:p>
          </table:table-cell>
          <table:table-cell office:value-type="string" table:number-columns-spanned="1" table:number-rows-spanned="2" table:style-name="ce51">
            <text:p>Employer national insurance contributions</text:p>
          </table:table-cell>
          <table:table-cell office:value-type="string" table:number-columns-spanned="1" table:number-rows-spanned="2" table:style-name="ce51">
            <text:p>Total paybill for payroll staff</text:p>
          </table:table-cell>
          <table:table-cell office:value-type="string" table:number-columns-spanned="1" table:number-rows-spanned="2" table:style-name="ce5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1">
            <text:p>Total monthly cost of consultants/</text:p>
            <text:p>consultancy</text:p>
          </table:table-cell>
          <table:table-cell office:value-type="string" table:number-columns-spanned="1" table:number-rows-spanned="2" table:style-name="ce51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5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79" table:style-name="ce76">
            <text:p>79</text:p>
          </table:table-cell>
          <table:table-cell office:value-type="float" office:value="77.13000000000001" table:style-name="ce21">
            <text:p>77.1</text:p>
          </table:table-cell>
          <table:table-cell office:value-type="float" office:value="226" table:style-name="ce79">
            <text:p>226</text:p>
          </table:table-cell>
          <table:table-cell office:value-type="float" office:value="214.74" table:style-name="ce21">
            <text:p>214.7</text:p>
          </table:table-cell>
          <table:table-cell office:value-type="float" office:value="783" table:style-name="ce80">
            <text:p>783</text:p>
          </table:table-cell>
          <table:table-cell office:value-type="float" office:value="765.89999999999986" table:style-name="ce21">
            <text:p>765.9</text:p>
          </table:table-cell>
          <table:table-cell office:value-type="float" office:value="1460" table:style-name="ce81">
            <text:p>1460</text:p>
          </table:table-cell>
          <table:table-cell office:value-type="float" office:value="1414.4699999999989" table:style-name="ce21">
            <text:p>1,414.5</text:p>
          </table:table-cell>
          <table:table-cell office:value-type="float" office:value="111" table:style-name="ce82">
            <text:p>111</text:p>
          </table:table-cell>
          <table:table-cell office:value-type="float" office:value="108.29" table:style-name="ce83">
            <text:p>108.3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float" office:value="2659" table:style-name="ce6">
            <text:p>2,659</text:p>
          </table:table-cell>
          <table:table-cell office:value-type="float" office:value="2580.5299999999988" table:style-name="ce23">
            <text:p>2,580.5</text:p>
          </table:table-cell>
          <table:table-cell office:value-type="float" office:value="3" table:style-name="ce59">
            <text:p>3</text:p>
          </table:table-cell>
          <table:table-cell office:value-type="float" office:value="3" table:style-name="ce60">
            <text:p>3.0</text:p>
          </table:table-cell>
          <table:table-cell office:value-type="string" table:style-name="ce61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2">
            <text:p>1.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26">
            <text:p>4.0</text:p>
          </table:table-cell>
          <table:table-cell office:value-type="float" office:value="2663" table:style-name="ce8">
            <text:p>2,663</text:p>
          </table:table-cell>
          <table:table-cell office:value-type="float" office:value="2584.5299999999988" table:style-name="ce24">
            <text:p>2,584.5</text:p>
          </table:table-cell>
          <table:table-cell office:value-type="currency" office:value="10443432.52" table:style-name="ce15">
            <text:p>£10,443,432.52</text:p>
          </table:table-cell>
          <table:table-cell office:value-type="string" table:style-name="ce58">
            <text:p>NIL</text:p>
          </table:table-cell>
          <table:table-cell office:value-type="currency" office:value="1000" table:style-name="ce15">
            <text:p>£1,000.00</text:p>
          </table:table-cell>
          <table:table-cell office:value-type="currency" office:value="52307.73" table:style-name="ce15">
            <text:p>£52,307.73</text:p>
          </table:table-cell>
          <table:table-cell office:value-type="currency" office:value="2855024.54" table:style-name="ce15">
            <text:p>£2,855,024.54</text:p>
          </table:table-cell>
          <table:table-cell office:value-type="currency" office:value="967420.49" table:style-name="ce14">
            <text:p>£967,420.49</text:p>
          </table:table-cell>
          <table:table-cell office:value-type="currency" office:value="14319185.279999999" table:style-name="ce9">
            <text:p>£14,319,185.28</text:p>
          </table:table-cell>
          <table:table-cell office:value-type="currency" office:value="26878.23" table:style-name="ce75">
            <text:p>£26,878.23</text:p>
          </table:table-cell>
          <table:table-cell office:value-type="currency" office:value="67811.95" table:style-name="ce75">
            <text:p>£67,811.95</text:p>
          </table:table-cell>
          <table:table-cell office:value-type="currency" office:value="94690.18" table:style-name="ce10">
            <text:p>£94,690.18</text:p>
          </table:table-cell>
          <table:table-cell office:value-type="currency" office:value="14413875.459999999" table:style-name="ce11">
            <text:p>£14,413,875.46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6">
            <text:p>Department for International Development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10" table:style-name="ce85">
            <text:p>10</text:p>
          </table:table-cell>
          <table:table-cell office:value-type="float" office:value="6" table:style-name="ce86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23">
            <text:p>6.0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24">
            <text:p>6.0</text:p>
          </table:table-cell>
          <table:table-cell office:value-type="string" table:style-name="ce57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6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3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6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/>
    <dc:creator/>
    <meta:creation-date>2020-07-15T07:08:08Z</meta:creation-date>
    <dc:date>2020-07-15T07:09:00Z</dc:date>
    <meta:user-defined meta:name="MSIP_Label_e4c996da-17fa-4fc5-8989-2758fb4cf86b_Enabled">true</meta:user-defined>
    <meta:user-defined meta:name="MSIP_Label_e4c996da-17fa-4fc5-8989-2758fb4cf86b_SetDate">2020-07-15T07:08:19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3e997145-5cc5-49eb-ab63-000060612e64</meta:user-defined>
    <meta:user-defined meta:name="MSIP_Label_e4c996da-17fa-4fc5-8989-2758fb4cf86b_ContentBits">1</meta:user-defined>
  </office:meta>
</office:document-meta>
</file>